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media-type="application/vnd.oasis.opendocument.chart" manifest:full-path="Object 1/"/>
  <manifest:file-entry manifest:full-path="styles.xml" manifest:media-type="text/xml"/>
  <manifest:file-entry manifest:media-type="text/xml" manifest:full-path="Object 1/styles.xml"/>
  <manifest:file-entry manifest:media-type="text/xml" manifest:full-path="Object 1/content.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false" table:search-criteria-must-apply-to-whole-cell="false"/>
      <table:table table:name="Line_Style">
        <table:shapes>
          <draw:frame style:rel-width="scale" style:rel-height="scale" svg:height="6.88048in" svg:y="0in" svg:x="0in" svg:width="9.47551in" draw:z-index="1" draw:name="Chart 1" draw:style-name="a0" draw:id="id0">
            <draw:object xlink:show="embed" xlink:href="Object 1/" xlink:type="simple" xlink:actuate="onLoad"/>
            <svg:title/>
            <svg:desc/>
          </draw:frame>
        </table:shapes>
        <table:table-column table:number-columns-repeated="16384"/>
        <table:table-row table:number-rows-repeated="1048576">
          <table:table-cell table:number-columns-repeated="16384"/>
        </table:table-row>
      </table:table>
      <table:table table:style-name="ta1" table:name="Line_Style_Data">
        <table:table-column table:number-columns-repeated="16384" table:style-name="co1" table:default-cell-style-name="ce1"/>
        <table:table-row table:style-name="ro1">
          <table:table-cell office:value-type="string" table:style-name="ce1">
            <text:p>Line Style Index</text:p>
          </table:table-cell>
          <table:table-cell office:value-type="string" table:style-name="ce1">
            <text:p>10) DashDot</text:p>
          </table:table-cell>
          <table:table-cell office:value-type="string" table:style-name="ce1">
            <text:p>9) LongDashDotDot</text:p>
          </table:table-cell>
          <table:table-cell office:value-type="string" table:style-name="ce1">
            <text:p>8) LongDashDot</text:p>
          </table:table-cell>
          <table:table-cell office:value-type="string" table:style-name="ce1">
            <text:p>7) LongDash</text:p>
          </table:table-cell>
          <table:table-cell office:value-type="string" table:style-name="ce1">
            <text:p>6) ShortDashDotDot</text:p>
          </table:table-cell>
          <table:table-cell office:value-type="string" table:style-name="ce1">
            <text:p>5) ShortDashDot</text:p>
          </table:table-cell>
          <table:table-cell office:value-type="string" table:style-name="ce1">
            <text:p>4) ShortDot</text:p>
          </table:table-cell>
          <table:table-cell office:value-type="string" table:style-name="ce1">
            <text:p>3) ShortDash</text:p>
          </table:table-cell>
          <table:table-cell office:value-type="string" table:style-name="ce1">
            <text:p>2) Dash</text:p>
          </table:table-cell>
          <table:table-cell office:value-type="string" table:style-name="ce1">
            <text:p>1) Dot</text:p>
          </table:table-cell>
          <table:table-cell office:value-type="string" table:style-name="ce1">
            <text:p>0) Solid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number-columns-repeated="16372"/>
        </table:table-row>
        <table:table-row table:style-name="ro1">
          <table:table-cell office:value-type="float" table:style-name="ce1" office:value="0.0">
            <text:p>0</text:p>
          </table:table-cell>
          <table:table-cell office:value-type="float" table:style-name="ce1" office:value="10.0">
            <text:p>10</text:p>
          </table:table-cell>
          <table:table-cell office:value-type="float" table:style-name="ce1" office:value="9.0">
            <text:p>9</text:p>
          </table:table-cell>
          <table:table-cell office:value-type="float" table:style-name="ce1" office:value="8.0">
            <text:p>8</text:p>
          </table:table-cell>
          <table:table-cell office:value-type="float" table:style-name="ce1" office:value="7.0">
            <text:p>7</text:p>
          </table:table-cell>
          <table:table-cell office:value-type="float" table:style-name="ce1" office:value="6.0">
            <text:p>6</text:p>
          </table:table-cell>
          <table:table-cell office:value-type="float" table:style-name="ce1" office:value="5.0">
            <text:p>5</text:p>
          </table:table-cell>
          <table:table-cell office:value-type="float" table:style-name="ce1" office:value="4.0">
            <text:p>4</text:p>
          </table:table-cell>
          <table:table-cell office:value-type="float" table:style-name="ce1" office:value="3.0">
            <text:p>3</text:p>
          </table:table-cell>
          <table:table-cell office:value-type="float" table:style-name="ce1" office:value="2.0">
            <text:p>2</text:p>
          </table:table-cell>
          <table:table-cell office:value-type="float" table:style-name="ce1" office:value="1.0">
            <text:p>1</text:p>
          </table:table-cell>
          <table:table-cell office:value-type="float" table:style-name="ce1" office:value="0.0">
            <text:p>0</text:p>
          </table:table-cell>
          <table:table-cell table:number-columns-repeated="16372"/>
        </table:table-row>
        <table:table-row table:style-name="ro1">
          <table:table-cell office:value-type="float" table:style-name="ce1" office:value="1.0">
            <text:p>1</text:p>
          </table:table-cell>
          <table:table-cell office:value-type="float" table:style-name="ce1" office:value="10.0">
            <text:p>10</text:p>
          </table:table-cell>
          <table:table-cell office:value-type="float" table:style-name="ce1" office:value="9.0">
            <text:p>9</text:p>
          </table:table-cell>
          <table:table-cell office:value-type="float" table:style-name="ce1" office:value="8.0">
            <text:p>8</text:p>
          </table:table-cell>
          <table:table-cell office:value-type="float" table:style-name="ce1" office:value="7.0">
            <text:p>7</text:p>
          </table:table-cell>
          <table:table-cell office:value-type="float" table:style-name="ce1" office:value="6.0">
            <text:p>6</text:p>
          </table:table-cell>
          <table:table-cell office:value-type="float" table:style-name="ce1" office:value="5.0">
            <text:p>5</text:p>
          </table:table-cell>
          <table:table-cell office:value-type="float" table:style-name="ce1" office:value="4.0">
            <text:p>4</text:p>
          </table:table-cell>
          <table:table-cell office:value-type="float" table:style-name="ce1" office:value="3.0">
            <text:p>3</text:p>
          </table:table-cell>
          <table:table-cell office:value-type="float" table:style-name="ce1" office:value="2.0">
            <text:p>2</text:p>
          </table:table-cell>
          <table:table-cell office:value-type="float" table:style-name="ce1" office:value="1.0">
            <text:p>1</text:p>
          </table:table-cell>
          <table:table-cell office:value-type="float" table:style-name="ce1" office:value="0.0">
            <text:p>0</text:p>
          </table:table-cell>
          <table:table-cell table:number-columns-repeated="16372"/>
        </table:table-row>
        <table:table-row table:number-rows-repeated="104857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ODSCharts</meta:initial-creator>
    <dc:creator>ODSCharts</dc:creator>
    <meta:creation-date>2015-10-06T00:07:19</meta:creation-date>
    <dc:date>2015-10-06T00:07:19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dash" draw:stroke-dash="a2" svg:stroke-width="0.01042in" svg:stroke-color="#000000" svg:stroke-opacity="100%" draw:stroke-linejoin="round"/>
    </style:style>
    <style:style style:family="chart" style:name="Axs1" style:data-style-name="N0">
      <style:chart-properties chart:gap-width="150" chart:overlap="100" chart:link-data-style-to-source="true" chart:visible="true" chart:logarithmic="false" chart:tick-marks-major-inner="false" chart:tick-marks-major-outer="true" chart:tick-marks-minor-inner="false" chart:tick-marks-minor-outer="false" chart:display-label="true" chart:minimum="-1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dash" draw:stroke-dash="a4" svg:stroke-width="0.01042in" svg:stroke-color="#000000" svg:stroke-opacity="100%" draw:stroke-linejoin="round"/>
    </style:style>
    <style:style style:family="chart" style:name="G0S0">
      <style:chart-properties chart:symbol-type="none" chart:connect-bars="false" chart:solid-type="cuboid"/>
      <style:graphic-properties draw:fill="none" draw:stroke="dash" svg:stroke-width="1.5mm" svg:stroke-color="#325885" svg:stroke-opacity="100%" draw:stroke-linejoin="round" draw:fill-color="#325885" draw:stroke-dash="a14"/>
    </style:style>
    <style:style style:family="chart" style:name="G0S1">
      <style:chart-properties chart:symbol-type="none" chart:connect-bars="false" chart:solid-type="cuboid"/>
      <style:graphic-properties draw:fill="none" draw:stroke="dash" svg:stroke-width="1.5mm" svg:stroke-color="#873331" svg:stroke-opacity="100%" draw:stroke-linejoin="round" draw:fill-color="#873331" draw:stroke-dash="a13"/>
    </style:style>
    <style:style style:family="chart" style:name="G0S2">
      <style:chart-properties chart:symbol-type="none" chart:connect-bars="false" chart:solid-type="cuboid"/>
      <style:graphic-properties draw:fill="none" draw:stroke="dash" svg:stroke-width="1.5mm" svg:stroke-color="#6b833a" svg:stroke-opacity="100%" draw:stroke-linejoin="round" draw:fill-color="#6b833a" draw:stroke-dash="a12"/>
    </style:style>
    <style:style style:family="chart" style:name="G0S3">
      <style:chart-properties chart:symbol-type="none" chart:connect-bars="false" chart:solid-type="cuboid"/>
      <style:graphic-properties draw:fill="none" draw:stroke="dash" svg:stroke-width="1.5mm" svg:stroke-color="#574271" svg:stroke-opacity="100%" draw:stroke-linejoin="round" draw:fill-color="#574271" draw:stroke-dash="a11"/>
    </style:style>
    <style:style style:family="chart" style:name="G0S4">
      <style:chart-properties chart:symbol-type="none" chart:connect-bars="false" chart:solid-type="cuboid"/>
      <style:graphic-properties draw:fill="none" draw:stroke="dash" svg:stroke-width="1.5mm" svg:stroke-color="#2f788c" svg:stroke-opacity="100%" draw:stroke-linejoin="round" draw:fill-color="#2f788c" draw:stroke-dash="a10"/>
    </style:style>
    <style:style style:family="chart" style:name="G0S5">
      <style:chart-properties chart:symbol-type="none" chart:connect-bars="false" chart:solid-type="cuboid"/>
      <style:graphic-properties draw:fill="none" draw:stroke="dash" svg:stroke-width="1.5mm" svg:stroke-color="#b0672b" svg:stroke-opacity="100%" draw:stroke-linejoin="round" draw:fill-color="#b0672b" draw:stroke-dash="a9"/>
    </style:style>
    <style:style style:family="chart" style:name="G0S6">
      <style:chart-properties chart:symbol-type="none" chart:connect-bars="false" chart:solid-type="cuboid"/>
      <style:graphic-properties draw:fill="none" draw:stroke="dash" svg:stroke-width="1.5mm" svg:stroke-color="#3c679a" svg:stroke-opacity="100%" draw:stroke-linejoin="round" draw:fill-color="#3c679a" draw:stroke-dash="a8"/>
    </style:style>
    <style:style style:family="chart" style:name="G0S7">
      <style:chart-properties chart:symbol-type="none" chart:connect-bars="false" chart:solid-type="cuboid"/>
      <style:graphic-properties draw:fill="none" draw:stroke="dash" svg:stroke-width="1.5mm" svg:stroke-color="#9d3d3a" svg:stroke-opacity="100%" draw:stroke-linejoin="round" draw:fill-color="#9d3d3a" draw:stroke-dash="a7"/>
    </style:style>
    <style:style style:family="chart" style:name="G0S8">
      <style:chart-properties chart:symbol-type="none" chart:connect-bars="false" chart:solid-type="cuboid"/>
      <style:graphic-properties draw:fill="none" draw:stroke="dash" svg:stroke-width="1.5mm" svg:stroke-color="#7d9844" svg:stroke-opacity="100%" draw:stroke-linejoin="round" draw:fill-color="#7d9844" draw:stroke-dash="a6"/>
    </style:style>
    <style:style style:family="chart" style:name="G0S9">
      <style:chart-properties chart:symbol-type="none" chart:connect-bars="false" chart:solid-type="cuboid"/>
      <style:graphic-properties draw:fill="none" draw:stroke="dash" svg:stroke-width="1.5mm" svg:stroke-color="#664e83" svg:stroke-opacity="100%" draw:stroke-linejoin="round" draw:fill-color="#664e83" draw:stroke-dash="a5"/>
    </style:style>
    <style:style style:family="chart" style:name="G0S10">
      <style:chart-properties chart:symbol-type="none" chart:connect-bars="false" chart:solid-type="cuboid"/>
      <style:graphic-properties draw:fill="none" draw:stroke="solid" svg:stroke-width="1.5mm" svg:stroke-color="#388ca2" svg:stroke-opacity="100%" draw:stroke-linejoin="round" draw:fill-color="#388ca2" draw:stroke-dash="a14"/>
    </style:style>
    <style:style style:family="chart" style:name="Crt0">
      <style:chart-properties chart:three-dimensional="false" chart:deep="false" chart:symbol-type="automatic" chart:connect-bars="false" chart:solid-type="cuboid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none" draw:stroke="none"/>
    </style:style>
  </office:automatic-styles>
  <office:body>
    <office:chart>
      <chart:chart chart:class="chart:scatter" svg:height="495.3947244094488pt" svg:width="682.2368503937008pt" chart:style-name="Crt0">
        <chart:title chart:style-name="CT00">
          <text:p text:style-name="a0" text:class-names="" text:cond-style-name="">Line Styles</text:p>
        </chart:title>
        <chart:legend chart:legend-position="end" chart:legend-align="center" chart:style-name="Lgnd"/>
        <chart:plot-area chart:style-name="Plt0">
          <chart:axis chart:dimension="x" chart:name="primary-x" chart:style-name="Axs0">
            <chart:title chart:style-name="AT00">
              <text:p text:style-name="a1" text:class-names="" text:cond-style-name=""/>
            </chart:title>
            <chart:grid chart:class="major" chart:style-name="GMa0"/>
          </chart:axis>
          <chart:axis chart:dimension="y" chart:name="primary-y" chart:style-name="Axs1">
            <chart:title chart:style-name="AT01">
              <text:p text:style-name="a3" text:class-names="" text:cond-style-name="">Index of Line Style</text:p>
            </chart:title>
            <chart:grid chart:class="major" chart:style-name="GMa1"/>
          </chart:axis>
          <chart:series chart:label-cell-address="Line_Style_Data.$B$1" chart:values-cell-range-address="Line_Style_Data.$B$3:.$B$4" chart:class="chart:scatter" chart:attached-axis="primary-y" chart:style-name="G0S0">
            <chart:domain table:cell-range-address="Line_Style_Data.$A$3:.$A$4"/>
            <chart:data-point chart:repeated="2"/>
          </chart:series>
          <chart:series chart:label-cell-address="Line_Style_Data.$C$1" chart:values-cell-range-address="Line_Style_Data.$C$3:.$C$4" chart:class="chart:scatter" chart:attached-axis="primary-y" chart:style-name="G0S1" table:cell-range-address="Line_Style_Data.$A$3:.$A$4">
            <chart:domain table:cell-range-address="Line_Style_Data.$A$3:.$A$4"/>
            <chart:data-point chart:repeated="2"/>
          </chart:series>
          <chart:series chart:label-cell-address="Line_Style_Data.$D$1" chart:values-cell-range-address="Line_Style_Data.$D$3:.$D$4" chart:class="chart:scatter" chart:attached-axis="primary-y" chart:style-name="G0S2" table:cell-range-address="Line_Style_Data.$A$3:.$A$4">
            <chart:domain table:cell-range-address="Line_Style_Data.$A$3:.$A$4"/>
            <chart:data-point chart:repeated="2"/>
          </chart:series>
          <chart:series chart:label-cell-address="Line_Style_Data.$E$1" chart:values-cell-range-address="Line_Style_Data.$E$3:.$E$4" chart:class="chart:scatter" chart:attached-axis="primary-y" chart:style-name="G0S3" table:cell-range-address="Line_Style_Data.$A$3:.$A$4">
            <chart:domain table:cell-range-address="Line_Style_Data.$A$3:.$A$4"/>
            <chart:data-point chart:repeated="2"/>
          </chart:series>
          <chart:series chart:label-cell-address="Line_Style_Data.$F$1" chart:values-cell-range-address="Line_Style_Data.$F$3:.$F$4" chart:class="chart:scatter" chart:attached-axis="primary-y" chart:style-name="G0S4" table:cell-range-address="Line_Style_Data.$A$3:.$A$4">
            <chart:domain table:cell-range-address="Line_Style_Data.$A$3:.$A$4"/>
            <chart:data-point chart:repeated="2"/>
          </chart:series>
          <chart:series chart:label-cell-address="Line_Style_Data.$G$1" chart:values-cell-range-address="Line_Style_Data.$G$3:.$G$4" chart:class="chart:scatter" chart:attached-axis="primary-y" chart:style-name="G0S5" table:cell-range-address="Line_Style_Data.$A$3:.$A$4">
            <chart:domain table:cell-range-address="Line_Style_Data.$A$3:.$A$4"/>
            <chart:data-point chart:repeated="2"/>
          </chart:series>
          <chart:series chart:label-cell-address="Line_Style_Data.$H$1" chart:values-cell-range-address="Line_Style_Data.$H$3:.$H$4" chart:class="chart:scatter" chart:attached-axis="primary-y" chart:style-name="G0S6" table:cell-range-address="Line_Style_Data.$A$3:.$A$4">
            <chart:domain table:cell-range-address="Line_Style_Data.$A$3:.$A$4"/>
            <chart:data-point chart:repeated="2"/>
          </chart:series>
          <chart:series chart:label-cell-address="Line_Style_Data.$I$1" chart:values-cell-range-address="Line_Style_Data.$I$3:.$I$4" chart:class="chart:scatter" chart:attached-axis="primary-y" chart:style-name="G0S7" table:cell-range-address="Line_Style_Data.$A$3:.$A$4">
            <chart:domain table:cell-range-address="Line_Style_Data.$A$3:.$A$4"/>
            <chart:data-point chart:repeated="2"/>
          </chart:series>
          <chart:series chart:label-cell-address="Line_Style_Data.$J$1" chart:values-cell-range-address="Line_Style_Data.$J$3:.$J$4" chart:class="chart:scatter" chart:attached-axis="primary-y" chart:style-name="G0S8" table:cell-range-address="Line_Style_Data.$A$3:.$A$4">
            <chart:domain table:cell-range-address="Line_Style_Data.$A$3:.$A$4"/>
            <chart:data-point chart:repeated="2"/>
          </chart:series>
          <chart:series chart:label-cell-address="Line_Style_Data.$K$1" chart:values-cell-range-address="Line_Style_Data.$K$3:.$K$4" chart:class="chart:scatter" chart:attached-axis="primary-y" chart:style-name="G0S9" table:cell-range-address="Line_Style_Data.$A$3:.$A$4">
            <chart:domain table:cell-range-address="Line_Style_Data.$A$3:.$A$4"/>
            <chart:data-point chart:repeated="2"/>
          </chart:series>
          <chart:series chart:label-cell-address="Line_Style_Data.$L$1" chart:values-cell-range-address="Line_Style_Data.$L$3:.$L$4" chart:class="chart:scatter" chart:attached-axis="primary-y" chart:style-name="G0S10" table:cell-range-address="Line_Style_Data.$A$3:.$A$4">
            <chart:domain table:cell-range-address="Line_Style_Data.$A$3:.$A$4"/>
            <chart:data-point chart:repeated="2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stroke-dash draw:name="a2" draw:display-name="SysDash" draw:style="rect" draw:dots1="1" draw:dots1-length="0.01042in" draw:dots2="0" draw:dots2-length="0in" draw:distance="0.01042in"/>
    <draw:stroke-dash draw:name="a4" draw:display-name="SysDash" draw:style="rect" draw:dots1="1" draw:dots1-length="0.01042in" draw:dots2="0" draw:dots2-length="0in" draw:distance="0.01042in"/>
    <draw:stroke-dash draw:name="a5" draw:display-name="Dot" draw:style="rect" draw:dots1="1" draw:dots1-length="0.03125in" draw:dots2="0" draw:dots2-length="0in" draw:distance="0.03125in"/>
    <draw:stroke-dash draw:name="a6" draw:display-name="Dash" draw:style="rect" draw:dots1="1" draw:dots1-length="0.125in" draw:dots2="0" draw:dots2-length="0in" draw:distance="0.03125in"/>
    <draw:stroke-dash draw:name="a7" draw:display-name="ShortDash" draw:style="rect" draw:dots1="1" draw:dots1-length="0.0625in" draw:dots2="0" draw:dots2-length="0in" draw:distance="0.03125in"/>
    <draw:stroke-dash draw:name="a8" draw:display-name="ShortDot" draw:style="rect" draw:dots1="1" draw:dots1-length="0.015625in" draw:dots2="0" draw:dots2-length="0in" draw:distance="0.03125in"/>
    <draw:stroke-dash draw:name="a9" draw:display-name="ShortDashDot" draw:style="rect" draw:dots1="1" draw:dots1-length="0.0625in" draw:dots2="1" draw:dots2-length="0.015625in" draw:distance="0.03125in"/>
    <draw:stroke-dash draw:name="a10" draw:display-name="ShortDashDotDot" draw:style="rect" draw:dots1="1" draw:dots1-length="0.0625in" draw:dots2="2" draw:dots2-length="0.015625in" draw:distance="0.03125in"/>
    <draw:stroke-dash draw:name="a11" draw:display-name="LongDash" draw:style="rect" draw:dots1="1" draw:dots1-length="0.25in" draw:dots2="0" draw:dots2-length="0in" draw:distance="0.03125in"/>
    <draw:stroke-dash draw:name="a12" draw:display-name="LongDashDot" draw:style="rect" draw:dots1="1" draw:dots1-length="0.25in" draw:dots2="1" draw:dots2-length="0.03125in" draw:distance="0.03125in"/>
    <draw:stroke-dash draw:name="a13" draw:display-name="LongDashDotDot" draw:style="rect" draw:dots1="1" draw:dots1-length="0.25in" draw:dots2="2" draw:dots2-length="0.03125in" draw:distance="0.03125in"/>
    <draw:stroke-dash draw:name="a14" draw:display-name="DashDot" draw:style="rect" draw:dots1="1" draw:dots1-length="0.125in" draw:dots2="1" draw:dots2-length="0.03125in" draw:distance="0.03125in"/>
  </office:styles>
</office:document-styles>
</file>